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40000000300B18D8AFF.png"/>
  <manifest:file-entry manifest:media-type="image/png" manifest:full-path="Pictures/1000000000000400000003004A7DD91A.png"/>
  <manifest:file-entry manifest:media-type="image/png" manifest:full-path="Pictures/100000000000040000000300D10D8BCA.png"/>
  <manifest:file-entry manifest:media-type="image/png" manifest:full-path="Pictures/100000000000040000000300564810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093cm" svg:y="12.938cm" svg:width="16.999cm" svg:height="12.748cm" draw:z-index="1"><draw:image xlink:href="Pictures/100000000000040000000300D10D8BCA.png" xlink:type="simple" xlink:show="embed" xlink:actuate="onLoad"/></draw:frame><draw:frame draw:style-name="fr2" draw:name="graphics1" text:anchor-type="paragraph" svg:width="16.999cm" svg:height="12.748cm" draw:z-index="0"><draw:image xlink:href="Pictures/1000000000000400000003005648108A.png" xlink:type="simple" xlink:show="embed" xlink:actuate="onLoad"/></draw:frame></text:p>
      <text:p text:style-name="Standard"/>
      <text:p text:style-name="Standard"><draw:frame draw:style-name="fr2" draw:name="graphics3" text:anchor-type="paragraph" svg:width="16.999cm" svg:height="12.748cm" draw:z-index="2"><draw:image xlink:href="Pictures/100000000000040000000300B18D8AF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6.999cm" svg:height="12.748cm" draw:z-index="3"><draw:image xlink:href="Pictures/1000000000000400000003004A7DD9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2-28T17:10:35</meta:creation-date>
    <dc:date>2007-02-28T17:13:08</dc:date>
    <dc:language>pl-PL</dc:language>
    <meta:editing-cycles>2</meta:editing-cycles>
    <meta:editing-duration>PT2M35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3" meta:paragraph-count="0" meta:word-count="0" meta:character-count="0"/>
  </office:meta>
</office:document-meta>
</file>